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B0000001CAF757A99E19C4FA8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2190a" officeooo:paragraph-rsid="0002190a"/>
    </style:style>
    <style:style style:name="P2" style:family="paragraph" style:parent-style-name="Standard">
      <style:paragraph-properties fo:text-align="center" style:justify-single-word="false"/>
      <style:text-properties fo:font-size="15pt" officeooo:rsid="00023ba9" officeooo:paragraph-rsid="00023ba9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20pt" officeooo:rsid="0002190a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15pt" officeooo:rsid="000240b7" officeooo:paragraph-rsid="000240b7" style:font-size-asian="15pt" style:font-size-complex="15pt"/>
    </style:style>
    <style:style style:name="T1" style:family="text">
      <style:text-properties fo:font-size="28pt" style:font-size-asian="28pt" style:font-size-complex="28pt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raz2" text:anchor-type="page" text:anchor-page-number="1" svg:x="0cm" svg:y="0.039cm" svg:width="20.943cm" svg:height="7.542cm" draw:z-index="0">
        <draw:image xlink:href="Pictures/10000201000002B0000001CAF757A99E19C4FA82.png" xlink:type="simple" xlink:show="embed" xlink:actuate="onLoad" loext:mime-type="image/png"/>
      </draw:frame>
      <text:p text:style-name="P3">Project Dron</text:p>
      <text:p text:style-name="P2">1. Budowa</text:p>
      <text:p text:style-name="P2">2. Kod</text:p>
      <text:p text:style-name="P4">3.XDDDDDDDDDDDDDDDDD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2190a" officeooo:paragraph-rsid="0002190a"/>
    </style:style>
    <style:style style:name="MT1" style:family="text">
      <style:text-properties fo:font-size="28pt" style:font-size-asian="28pt" style:font-size-complex="2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Project - dro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7:09:01.786000000</meta:creation-date>
    <dc:date>2019-03-29T17:34:10.479000000</dc:date>
    <meta:editing-duration>PT11M28S</meta:editing-duration>
    <meta:editing-cycles>3</meta:editing-cycles>
    <meta:generator>LibreOffice/6.0.6.2$Windows_x86 LibreOffice_project/0c292870b25a325b5ed35f6b45599d2ea4458e77</meta:generator>
    <meta:document-statistic meta:table-count="0" meta:image-count="1" meta:object-count="0" meta:page-count="1" meta:paragraph-count="5" meta:word-count="10" meta:character-count="63" meta:non-whitespace-character-count="57"/>
  </office:meta>
</office:document-meta>
</file>